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 d0 f15" svg:font-family="'g d0 f15'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dae"/>
    </style:style>
    <style:style style:name="P2" style:family="paragraph" style:parent-style-name="Standard">
      <style:paragraph-properties fo:text-align="center" style:justify-single-word="false"/>
      <style:text-properties officeooo:paragraph-rsid="001ae831"/>
    </style:style>
    <style:style style:name="P3" style:family="paragraph" style:parent-style-name="Standard">
      <style:paragraph-properties fo:text-align="center" style:justify-single-word="false"/>
      <style:text-properties officeooo:paragraph-rsid="00330a34"/>
    </style:style>
    <style:style style:name="P4" style:family="paragraph" style:parent-style-name="Standard">
      <style:paragraph-properties fo:text-align="start" style:justify-single-word="false"/>
      <style:text-properties officeooo:paragraph-rsid="001ae831"/>
    </style:style>
    <style:style style:name="P5" style:family="paragraph" style:parent-style-name="Standard">
      <style:paragraph-properties fo:text-align="start" style:justify-single-word="false"/>
      <style:text-properties officeooo:paragraph-rsid="002020b4"/>
    </style:style>
    <style:style style:name="P6" style:family="paragraph" style:parent-style-name="Standard">
      <style:paragraph-properties fo:text-align="start" style:justify-single-word="false"/>
      <style:text-properties officeooo:paragraph-rsid="002ee0bb"/>
    </style:style>
    <style:style style:name="P7" style:family="paragraph" style:parent-style-name="Standard">
      <style:paragraph-properties fo:text-align="start" style:justify-single-word="false"/>
      <style:text-properties officeooo:paragraph-rsid="0020d4fa"/>
    </style:style>
    <style:style style:name="P8" style:family="paragraph" style:parent-style-name="Standard">
      <style:paragraph-properties fo:text-align="start" style:justify-single-word="false"/>
      <style:text-properties officeooo:rsid="001ae831" officeooo:paragraph-rsid="001ae831"/>
    </style:style>
    <style:style style:name="P9" style:family="paragraph" style:parent-style-name="Standard">
      <style:paragraph-properties fo:text-align="center" style:justify-single-word="false"/>
      <style:text-properties officeooo:rsid="001ae831" officeooo:paragraph-rsid="001ae831"/>
    </style:style>
    <style:style style:name="P10" style:family="paragraph" style:parent-style-name="Standard">
      <style:paragraph-properties fo:text-align="start" style:justify-single-word="false"/>
      <style:text-properties officeooo:rsid="001d56e0" officeooo:paragraph-rsid="001d56e0"/>
    </style:style>
    <style:style style:name="P11" style:family="paragraph" style:parent-style-name="Standard">
      <style:paragraph-properties fo:text-align="start" style:justify-single-word="false"/>
      <style:text-properties officeooo:rsid="001ebc75" officeooo:paragraph-rsid="001ebc75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13pt" officeooo:paragraph-rsid="001a2dae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officeooo:rsid="001a2dae" officeooo:paragraph-rsid="001a2dae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dc058" officeooo:paragraph-rsid="001d56e0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1ebc75" officeooo:paragraph-rsid="001ebc75"/>
    </style:style>
    <style:style style:name="P16" style:family="paragraph" style:parent-style-name="Standard">
      <style:paragraph-properties fo:text-align="center" style:justify-single-word="false"/>
      <style:text-properties style:text-position="0% 100%" officeooo:rsid="0020d4fa" officeooo:paragraph-rsid="0020d4fa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238728" officeooo:paragraph-rsid="00238728"/>
    </style:style>
    <style:style style:name="P18" style:family="paragraph" style:parent-style-name="Standard">
      <style:paragraph-properties fo:text-align="center" style:justify-single-word="false"/>
      <style:text-properties style:text-position="0% 100%" officeooo:rsid="00238728" officeooo:paragraph-rsid="00238728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g d0 f15" fo:font-size="12pt" officeooo:rsid="00238728" officeooo:paragraph-rsid="00285aca"/>
    </style:style>
    <style:style style:name="P20" style:family="paragraph" style:parent-style-name="Standard">
      <style:paragraph-properties fo:text-align="start" style:justify-single-word="false"/>
      <style:text-properties style:text-position="0% 100%" fo:language="hy" fo:country="AM" officeooo:rsid="002234ac" officeooo:paragraph-rsid="0020d4fa"/>
    </style:style>
    <style:style style:name="P21" style:family="paragraph" style:parent-style-name="Standard">
      <style:paragraph-properties fo:text-align="start" style:justify-single-word="false"/>
      <style:text-properties style:text-position="0% 100%" fo:language="hy" fo:country="AM" officeooo:rsid="0031ff4b" officeooo:paragraph-rsid="0031ff4b"/>
    </style:style>
    <style:style style:name="P22" style:family="paragraph" style:parent-style-name="Standard">
      <style:paragraph-properties fo:text-align="start" style:justify-single-word="false"/>
      <style:text-properties style:text-position="0% 100%" fo:language="hy" fo:country="AM" officeooo:rsid="0032db45" officeooo:paragraph-rsid="0032db45"/>
    </style:style>
    <style:style style:name="P23" style:family="paragraph" style:parent-style-name="Standard">
      <style:paragraph-properties fo:text-align="center" style:justify-single-word="false"/>
      <style:text-properties officeooo:rsid="0031ff4b" officeooo:paragraph-rsid="0031ff4b"/>
    </style:style>
    <style:style style:name="P24" style:family="paragraph" style:parent-style-name="Standard">
      <style:paragraph-properties fo:text-align="start" style:justify-single-word="false"/>
      <style:text-properties officeooo:rsid="00330a34" officeooo:paragraph-rsid="00330a34"/>
    </style:style>
    <style:style style:name="T1" style:family="text">
      <style:text-properties officeooo:rsid="001a2dae"/>
    </style:style>
    <style:style style:name="T2" style:family="text">
      <style:text-properties style:font-name="DejaVu Sans Mono" fo:font-size="13pt" style:font-size-asian="13pt" style:font-size-complex="13pt"/>
    </style:style>
    <style:style style:name="T3" style:family="text">
      <style:text-properties style:font-name="DejaVu Sans Mono" fo:font-size="13pt" officeooo:rsid="001a2dae" style:font-size-asian="13pt" style:font-size-complex="13pt"/>
    </style:style>
    <style:style style:name="T4" style:family="text">
      <style:text-properties officeooo:rsid="001ae831"/>
    </style:style>
    <style:style style:name="T5" style:family="text">
      <style:text-properties style:text-position="super 58%" officeooo:rsid="001ae831"/>
    </style:style>
    <style:style style:name="T6" style:family="text">
      <style:text-properties style:text-position="super 58%" officeooo:rsid="001dc058"/>
    </style:style>
    <style:style style:name="T7" style:family="text">
      <style:text-properties officeooo:rsid="001b0b1b"/>
    </style:style>
    <style:style style:name="T8" style:family="text">
      <style:text-properties officeooo:rsid="001d56e0"/>
    </style:style>
    <style:style style:name="T9" style:family="text">
      <style:text-properties officeooo:rsid="001dc058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dc058"/>
    </style:style>
    <style:style style:name="T12" style:family="text">
      <style:text-properties style:text-position="0% 100%" fo:language="hy" fo:country="AM"/>
    </style:style>
    <style:style style:name="T13" style:family="text">
      <style:text-properties style:text-position="0% 100%" fo:language="hy" fo:country="AM" officeooo:rsid="0020d4fa"/>
    </style:style>
    <style:style style:name="T14" style:family="text">
      <style:text-properties style:text-position="0% 100%" fo:language="hy" fo:country="AM" officeooo:rsid="002234ac"/>
    </style:style>
    <style:style style:name="T15" style:family="text">
      <style:text-properties style:text-position="0% 100%" fo:language="hy" fo:country="AM" officeooo:rsid="002a0564"/>
    </style:style>
    <style:style style:name="T16" style:family="text">
      <style:text-properties style:text-position="0% 100%" fo:language="hy" fo:country="AM" officeooo:rsid="0032db45"/>
    </style:style>
    <style:style style:name="T17" style:family="text">
      <style:text-properties style:text-position="0% 100%" fo:language="hy" fo:country="AM" officeooo:rsid="00330a34"/>
    </style:style>
    <style:style style:name="T18" style:family="text">
      <style:text-properties style:text-position="0% 100%" fo:language="hy" fo:country="AM" officeooo:rsid="0033b500"/>
    </style:style>
    <style:style style:name="T19" style:family="text">
      <style:text-properties style:text-position="0% 100%" officeooo:rsid="0020d4fa"/>
    </style:style>
    <style:style style:name="T20" style:family="text">
      <style:text-properties style:text-position="0% 100%" style:font-name="g d0 f15" fo:font-size="12pt" officeooo:rsid="00238728"/>
    </style:style>
    <style:style style:name="T21" style:family="text">
      <style:text-properties style:text-position="0% 100%" style:font-name="g d0 f15" fo:font-size="12pt" officeooo:rsid="00279588"/>
    </style:style>
    <style:style style:name="T22" style:family="text">
      <style:text-properties style:text-position="0% 100%" style:font-name="g d0 f15" fo:font-size="12pt" officeooo:rsid="0027fe68"/>
    </style:style>
    <style:style style:name="T23" style:family="text">
      <style:text-properties style:text-position="0% 100%" style:font-name="g d0 f15" fo:font-size="12pt" officeooo:rsid="00285aca"/>
    </style:style>
    <style:style style:name="T24" style:family="text">
      <style:text-properties style:text-position="0% 100%" style:font-name="g d0 f15" fo:font-size="12pt" officeooo:rsid="002aefab"/>
    </style:style>
    <style:style style:name="T25" style:family="text">
      <style:text-properties style:text-position="0% 100%" style:font-name="g d0 f15" fo:font-size="12pt" officeooo:rsid="002cecba"/>
    </style:style>
    <style:style style:name="T26" style:family="text">
      <style:text-properties style:text-position="0% 100%" style:font-name="g d0 f15" fo:font-size="12pt" officeooo:rsid="002ee0bb"/>
    </style:style>
    <style:style style:name="T27" style:family="text">
      <style:text-properties style:text-position="0% 100%" style:font-name="g d0 f15" fo:font-size="12pt" officeooo:rsid="001a2dae"/>
    </style:style>
    <style:style style:name="T28" style:family="text">
      <style:text-properties officeooo:rsid="001ebc75"/>
    </style:style>
    <style:style style:name="T29" style:family="text">
      <style:text-properties officeooo:rsid="001ebf8b"/>
    </style:style>
    <style:style style:name="T30" style:family="text">
      <style:text-properties officeooo:rsid="002020b4"/>
    </style:style>
    <style:style style:name="T31" style:family="text">
      <style:text-properties officeooo:rsid="00238728"/>
    </style:style>
    <style:style style:name="T32" style:family="text">
      <style:text-properties officeooo:rsid="00330a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Էլեկտրոն Իոն Կոլլայդերի (EIC) դետեկտորի ելեկտրամագնիսական կալորիմետրի լուծողունակության Մոնտե Կառլո ուսումնասիրություննե</text:span><text:span text:style-name="T3">ր</text:span></text:p>
      <text:p text:style-name="P12"/>
      <text:p text:style-name="P13">Ա․Հողմրցյան</text:p>
      <text:p text:style-name="P1"/>
      <text:p text:style-name="P4"><text:span text:style-name="T1"><text:tab/>Այս հոդվածում </text:span><text:span text:style-name="T7">GEANT4 ծրագրային փաթեթի միջոցով </text:span><text:span text:style-name="T1">ուսումնասիրվել է էներգիական լուծողունակությունը (20X20X200)</text:span><text:span text:style-name="T4">մմ</text:span><text:span text:style-name="T5">3</text:span><text:span text:style-name="T1"> </text:span><text:span text:style-name="T30">չափերով </text:span><text:span text:style-name="T1">PbWo4 </text:span><text:span text:style-name="T4">սցինտիլացիոն </text:span><text:span text:style-name="T1">Crystal-ների,</text:span><text:span text:style-name="T4">շարված </text:span><text:span text:style-name="T1">5X5(3X3) մատտրիցայ</text:span><text:span text:style-name="T4">ի տեսքով,</text:span><text:span text:style-name="T1">որոնք առաջարկվում է օգտագործել EIC</text:span><text:span text:style-name="T4">(Electron Ion Collider)</text:span><text:span text:style-name="T1"> էլեկտր</text:span><text:span text:style-name="T31">ո</text:span><text:span text:style-name="T1">մագնիսական կալորիմետրի համար</text:span><text:span text:style-name="T28">։Կալորիմետրը բաղկացած է </text:span><text:span text:style-name="T1">Barrel-ի</text:span><text:span text:style-name="T28">ց</text:span><text:span text:style-name="T1"> </text:span><text:span text:style-name="T28">և</text:span><text:span text:style-name="T1"> </text:span><text:span text:style-name="T28">էլեկտրոնային,հադրոնային </text:span><text:span text:style-name="T1">ENDCAP-երի</text:span><text:span text:style-name="T28">ց</text:span><text:span text:style-name="T1"> </text:span><text:span text:style-name="T4">։Barrel-ում 11360 կրիստալ պետք է լինի,Endcap-երում </text:span><text:span text:style-name="T29">3600</text:span><text:span text:style-name="T4"> և </text:span><text:span text:style-name="T29">592</text:span><text:span text:style-name="T4"> համապատասխանաբար։</text:span></text:p>
      <text:p text:style-name="P2"/>
      <text:p text:style-name="P2"/>
      <text:p text:style-name="P9">Նախաբան</text:p>
      <text:p text:style-name="P8"/>
      <text:p text:style-name="P5"><text:span text:style-name="T4"><text:tab/></text:span><text:span text:style-name="T8">Lead tungsten կրիստալները(PWO կամ </text:span><text:span text:style-name="T1">PbWo4</text:span><text:span text:style-name="T8">) բարձր էֆֆեկտիվությամբ գամմա ճառագայթման կլանիչ</text:span><text:span text:style-name="T9">ներ</text:span><text:span text:style-name="T8"> </text:span><text:span text:style-name="T9">են</text:span><text:span text:style-name="T8">,իր</text:span><text:span text:style-name="T28">ենց</text:span><text:span text:style-name="T8"> </text:span><text:span text:style-name="T9">բարձր</text:span><text:span text:style-name="T8"> խտության և </text:span><text:span text:style-name="T9">բարձր</text:span><text:span text:style-name="T8"> ատոմական համարի շնորհիվ։Նաև շատ արագ </text:span><text:span text:style-name="T9">են</text:span><text:span text:style-name="T8">,</text:span><text:span text:style-name="T9">ունեն </text:span><text:span text:style-name="T8">կարճ ռադիացիոն երկարության և </text:span><text:span text:style-name="T9">կարճ </text:span><text:span text:style-name="T8">Մոլյերի շառավ</text:span><text:span text:style-name="T9">իղ</text:span><text:span text:style-name="T8">։</text:span></text:p>
      <text:p text:style-name="P4"/>
      <text:p text:style-name="P10">PWO սցինտիլացիոն կրիստալների առավելությունները </text:p>
      <text:p text:style-name="P10"><text:tab/><text:span text:style-name="T9">Բարձր արգելակային ուժ։Խտություն -8.28 գ/սմ</text:span><text:span text:style-name="T6">3</text:span><text:span text:style-name="T11">, ռադիացիոն երկարություն – 0.92սմ, Մոլյերի շառավիղ -2.19սմ</text:span></text:p>
      <text:p text:style-name="P14"><text:tab/>Արագություն – 6 և 30 նվ</text:p>
      <text:p text:style-name="P10"><text:span text:style-name="T11"><text:tab/>Ռադիոզգայունությունը – ոչ մի վնաս մինչ 10</text:span><text:span text:style-name="T6">5 </text:span><text:span text:style-name="T11">Գրեյ ???!</text:span></text:p>
      <text:p text:style-name="P14"/>
      <text:p text:style-name="P11"><text:span text:style-name="T11">P</text:span><text:span text:style-name="T10">WO կրիստալները օգտակար են բազմազան սարքավորումներում,ինչպիսիք են</text:span></text:p>
      <text:p text:style-name="P15"><text:tab/>Պոզիտրոնային ճառագայթման տոմոգրաֆիա(ՊՃՏ)</text:p>
      <text:p text:style-name="P15"><text:tab/>Բարձր էներգիաների,միջուկային,տիեզերական և բժշկական ֆիզիկայի մասնագիտացված ծրագրեր</text:p>
      <text:p text:style-name="P15"/>
      <text:p text:style-name="P18">EIC-ի մասին</text:p>
      <text:p text:style-name="P6"><text:span text:style-name="T20">EIC </text:span><text:span text:style-name="T21">(Electron-Ion Collider)-</text:span><text:span text:style-name="T22">ը նախագիծ է ԱՄՆ-ում բևեռացված էլեկտրոնների և իոնների նոր կոլայդերի կառուցման:Որը հիմնված է լինելու Բրուքհավենի ազգային լաորատորիայում գտնվող Ռելյատիվիստիկ Ծանր Իոնային Կոլայդերի(RHIC) և </text:span><text:span text:style-name="T23">Ջեֆերսոնի լաբորատորիայում գտնվող անընդհատ էլեկտրոնային փնջով գծային արագացուցչի (</text:span><text:span text:style-name="T20">CEBAF</text:span><text:span text:style-name="T23">) վրա։</text:span><text:span text:style-name="T24">Կոլայդերում չեզոք</text:span><text:span text:style-name="T25">(ֆոտոններ,չեզոք հադրոններ)</text:span><text:span text:style-name="T24"> և լիցքավորված </text:span><text:span text:style-name="T25">(էլեկտրոններ,հադրոններ)</text:span><text:span text:style-name="T24"> մասնիկների գրանցման համար օգտագործվելու են կալորիմետր</text:span><text:span text:style-name="T25">ե</text:span><text:span text:style-name="T24">ր</text:span><text:span text:style-name="T25">։</text:span><text:span text:style-name="T26">Էլեկտրամագնիսկան կալորիմետրը լինելու է կափարիչի տեսքով ???? :Տեղադրված ուղղահայաց հարթության մեջ։Բաղկացած է լինելու 3600 <text:s/></text:span><text:span text:style-name="T27">PbWo4 </text:span><text:span text:style-name="T26">կրիստալներից։Կրիստալների միջև հեռավորությունը լինելու է 0.01 մմ։</text:span></text:p>
      <text:p text:style-name="P19"/>
      <text:p text:style-name="P17"/>
      <text:p text:style-name="P16">Geant4 մոդելավորում</text:p>
      <text:p text:style-name="P7"><text:span text:style-name="T19"><text:tab/></text:span><text:span text:style-name="T12">Geant4- ը ծրագրային փաթեթ է, որը նախատեսված է</text:span><text:span text:style-name="T13"> մասնիկների անցումը նյութի միջով </text:span><text:span text:style-name="T14">մոնտե կարլո մեթոդներ</text:span><text:span text:style-name="T15">ի միջոցով</text:span><text:span text:style-name="T14"> </text:span><text:span text:style-name="T13">մոդելավորելու </text:span><text:soft-page-break/><text:span text:style-name="T13">համար</text:span><text:span text:style-name="T14">։Այս գործիքակազմը C ++ ում իրականացվող գրադարանների ամբողջություն է։</text:span></text:p>
      <text:p text:style-name="P20"/>
      <text:p text:style-name="P23"><text:span text:style-name="T14">Կ</text:span><text:span text:style-name="T12">ալորիմետր</text:span></text:p>
      <text:p text:style-name="P21">Էլեկտրամագնիսական կալորիմետրոերը լայնորեն օգտագործվում են բարձր էներգիայի ֆիզիկայի բնագավառներում հետազոտությունների համար փորձարարական կայանքներում։Ապահովում են ոչ միայն էներգիայի և մասնիկների կոորդինատների չափում,այլև մասնիկների դասի նույնականացում,որը դժվար է անել այլ ավանդական մեթոդների կիրառմամբ։Երբ մասնիկնը մտնում է բյուրեղ,այն առաջացնում է երկրորդական մասնիկների հեղեղ,իր էներգիան փոխանցելով դրանց։Հեղեղը գրանցվում է կալորիմետրի կողմից և դրա էներգիան չափվում է։Ժամանակակից արագացուցիչների մեծ էներգիաները և լուսատվությունը մեծացնում են դետեկտորում օգտագործվող նյութերի վրա դրվող պահանջները։</text:p>
      <text:p text:style-name="P21"/>
      <text:p text:style-name="P22">Քանի որ կալորիմետրերը հիմնված են վիճակագրական բնույթի ֆիզիկական պրոցեսների վրա,կալորիմետրական չափումների ճշգրտությունն որոշվում է ֆլուկտուացիաներով։</text:p>
      <text:p text:style-name="P22">Էլեկտրամագնիսական կալորիմետրերում էներգիայի լուծողունակության վրա ազդում են մի քանի գործոններ,ինչպիսիք են հեղեղում մասնիկների քանակի ստատիստիկ ֆլուկտուացիաները,կալորիմետրից հեղեղի արտահոսքի ֆլուկտուացիաները,noise of electronics structural inhomogeneities and sampling fluctuations։<text:span text:style-name="T32">Էներգիական լուծողունակությունը արտահայտվում է հետևյալ բանաձևով․</text:span></text:p>
      <text:p text:style-name="P3"><text:span text:style-name="T16">σ E/</text:span><text:span text:style-name="T17">E</text:span><text:span text:style-name="T16">= </text:span><text:span text:style-name="T17">a/</text:span><text:span text:style-name="T16">√</text:span><text:span text:style-name="T17">E</text:span><text:span text:style-name="T16"> ⊕ b ⊕ </text:span><text:span text:style-name="T17">c/</text:span><text:span text:style-name="T16">√</text:span><text:span text:style-name="T17">E</text:span></text:p>
      <text:p text:style-name="P24"><text:span text:style-name="T12">Այստեղ </text:span><text:span text:style-name="T16">⊕ </text:span><text:span text:style-name="T12">նշանը ցույց է տալիս քառակուսային գումարը,E-ն ցրվող մասնիկի էներգիան է,a-ն ստոխաստիկ </text:span><text:span text:style-name="T18">term որը ներառում է ֆոտոէլեկտրոնների վիճակագրությունը,հեղեղի ֆլուկտուացիաները և կրիստալներից արտահոսքը։b-ն հաստատուն է որը ներառում է հեղեղի կորուստները,կախված չէ ցրվող մասնիկի էներգիայից։c-ն աղմուկի term-ն է which includes a contribution from readout electronics cabling and pile-up effects as well։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 d0 f15" svg:font-family="'g d0 f15'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2:30:58.778425563</meta:creation-date>
    <dc:date>2021-03-21T22:04:56.101722063</dc:date>
    <meta:editing-duration>PT5H9M33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22" meta:word-count="395" meta:character-count="3579" meta:non-whitespace-character-count="3193"/>
  </office:meta>
</office:document-meta>
</file>